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E49FF8751194E1D.png" manifest:media-type="image/png"/>
  <manifest:file-entry manifest:full-path="Pictures/10000001000007800000043836D8B05522889732.png" manifest:media-type="image/png"/>
  <manifest:file-entry manifest:full-path="Pictures/10000001000007800000043812464153E4BD1324.png" manifest:media-type="image/png"/>
  <manifest:file-entry manifest:full-path="Pictures/10000001000007800000043869BDBAD88B77305B.png" manifest:media-type="image/png"/>
  <manifest:file-entry manifest:full-path="Pictures/100000010000078000000438AA82D6C6B5958662.png" manifest:media-type="image/png"/>
  <manifest:file-entry manifest:full-path="Pictures/100000010000078000000438AFDD16B674B61286.png" manifest:media-type="image/png"/>
  <manifest:file-entry manifest:full-path="Pictures/100000010000078000000438AE21BB071560A2AC.png" manifest:media-type="image/png"/>
  <manifest:file-entry manifest:full-path="Pictures/100000010000078000000438B7E0E96365E8A653.png" manifest:media-type="image/png"/>
  <manifest:file-entry manifest:full-path="Pictures/1000000100000780000004383ABB60B24613FB93.png" manifest:media-type="image/png"/>
  <manifest:file-entry manifest:full-path="Pictures/100000010000078000000438811704FD3D0C2095.png" manifest:media-type="image/png"/>
  <manifest:file-entry manifest:full-path="Pictures/100000010000078000000438F5DE8DA3F0F02A7A.png" manifest:media-type="image/png"/>
  <manifest:file-entry manifest:full-path="Pictures/1000000100000780000004380D52F203A85516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cd0" officeooo:paragraph-rsid="00158cd0"/>
    </style:style>
    <style:style style:name="P2" style:family="paragraph" style:parent-style-name="Standard">
      <style:text-properties officeooo:rsid="0017443d" officeooo:paragraph-rsid="001744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1</text:p>
      <text:p text:style-name="P1"/>
      <text:p text:style-name="P1"><draw:frame draw:style-name="fr2" draw:name="Image1" text:anchor-type="char" svg:x="-0.185cm" svg:y="0.386cm" svg:width="17cm" svg:height="9.562cm" draw:z-index="0"><draw:image xlink:href="Pictures/1000000100000780000004380D52F203A8551618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width="17cm" svg:height="9.562cm" draw:z-index="1"><draw:image xlink:href="Pictures/100000010000078000000438F5DE8DA3F0F02A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width="17cm" svg:height="9.562cm" draw:z-index="2"><draw:image xlink:href="Pictures/100000010000078000000438811704FD3D0C20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9.562cm" draw:z-index="3"><draw:image xlink:href="Pictures/100000010000078000000438AE21BB071560A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width="17cm" svg:height="9.562cm" draw:z-index="4"><draw:image xlink:href="Pictures/100000010000078000000438AFDD16B674B61286.png" xlink:type="simple" xlink:show="embed" xlink:actuate="onLoad" draw:mime-type="image/png"/></draw:frame></text:p>
      <text:p text:style-name="P1"/>
      <text:p text:style-name="P2">EXERCISE2</text:p>
      <text:p text:style-name="P2"/>
      <text:p text:style-name="P1"><draw:frame draw:style-name="fr1" draw:name="Image6" text:anchor-type="char" svg:width="17cm" svg:height="9.562cm" draw:z-index="5"><draw:image xlink:href="Pictures/100000010000078000000438AA82D6C6B59586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7" text:anchor-type="char" svg:width="17cm" svg:height="9.562cm" draw:z-index="6"><draw:image xlink:href="Pictures/10000001000007800000043869BDBAD88B77305B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8" text:anchor-type="char" svg:width="17cm" svg:height="9.562cm" draw:z-index="7"><draw:image xlink:href="Pictures/10000001000007800000043812464153E4BD13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9" text:anchor-type="char" svg:width="17cm" svg:height="9.562cm" draw:z-index="8"><draw:image xlink:href="Pictures/10000001000007800000043836D8B0552288973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0" text:anchor-type="char" svg:width="17cm" svg:height="9.562cm" draw:z-index="9"><draw:image xlink:href="Pictures/1000000100000780000004386E49FF8751194E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1" text:anchor-type="char" svg:width="17cm" svg:height="9.562cm" draw:z-index="10"><draw:image xlink:href="Pictures/1000000100000780000004383ABB60B24613FB93.png" xlink:type="simple" xlink:show="embed" xlink:actuate="onLoad" draw:mime-type="image/png"/></draw:frame></text:p>
      <text:p text:style-name="P1"/>
      <text:p text:style-name="P1"/>
      <text:p text:style-name="P1"><draw:frame draw:style-name="fr1" draw:name="Image12" text:anchor-type="char" svg:width="17cm" svg:height="9.562cm" draw:z-index="11"><draw:image xlink:href="Pictures/100000010000078000000438B7E0E96365E8A6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07:16.630553252</meta:creation-date>
    <dc:date>2023-11-28T00:01:09.720924424</dc:date>
    <meta:editing-duration>PT43M42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9" meta:paragraph-count="2" meta:word-count="2" meta:character-count="18" meta:non-whitespace-character-count="18"/>
  </office:meta>
</office:document-meta>
</file>